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20.258716931122" calcext:value-type="float">
            <text:p>720.258716931122</text:p>
          </table:table-cell>
        </table:table-row>
        <table:table-row table:style-name="ro1">
          <table:table-cell office:value-type="float" office:value="752.643660858766" calcext:value-type="float">
            <text:p>752.643660858766</text:p>
          </table:table-cell>
        </table:table-row>
        <table:table-row table:style-name="ro1">
          <table:table-cell office:value-type="float" office:value="751.230139353191" calcext:value-type="float">
            <text:p>751.230139353191</text:p>
          </table:table-cell>
        </table:table-row>
        <table:table-row table:style-name="ro1">
          <table:table-cell office:value-type="float" office:value="743.328625585371" calcext:value-type="float">
            <text:p>743.328625585371</text:p>
          </table:table-cell>
        </table:table-row>
        <table:table-row table:style-name="ro1">
          <table:table-cell office:value-type="float" office:value="757.380674674705" calcext:value-type="float">
            <text:p>757.380674674705</text:p>
          </table:table-cell>
        </table:table-row>
        <table:table-row table:style-name="ro1">
          <table:table-cell office:value-type="float" office:value="715.583988092682" calcext:value-type="float">
            <text:p>715.583988092682</text:p>
          </table:table-cell>
        </table:table-row>
        <table:table-row table:style-name="ro1">
          <table:table-cell office:value-type="float" office:value="752.938341879184" calcext:value-type="float">
            <text:p>752.938341879184</text:p>
          </table:table-cell>
        </table:table-row>
        <table:table-row table:style-name="ro1">
          <table:table-cell office:value-type="float" office:value="720.699943785404" calcext:value-type="float">
            <text:p>720.699943785404</text:p>
          </table:table-cell>
        </table:table-row>
        <table:table-row table:style-name="ro1">
          <table:table-cell office:value-type="float" office:value="751.602792955979" calcext:value-type="float">
            <text:p>751.602792955979</text:p>
          </table:table-cell>
        </table:table-row>
        <table:table-row table:style-name="ro1">
          <table:table-cell office:value-type="float" office:value="719.983872361259" calcext:value-type="float">
            <text:p>719.983872361259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738.565075647766" calcext:value-type="float">
            <text:p>738.565075647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8:07:40.499097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10-13T08:08:36.937474912</dc:date>
    <dc:creator>Davide Ancona</dc:creator>
    <meta:editing-duration>PT5M38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